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23f1"/>
    </style:style>
    <style:style style:name="P2" style:family="paragraph" style:parent-style-name="Heading_20_3">
      <style:text-properties officeooo:paragraph-rsid="0005ace1"/>
    </style:style>
    <style:style style:name="P3" style:family="paragraph" style:parent-style-name="Heading_20_3">
      <style:text-properties officeooo:paragraph-rsid="000723f1"/>
    </style:style>
    <style:style style:name="P4" style:family="paragraph" style:parent-style-name="Standard">
      <style:text-properties officeooo:rsid="000519a0" officeooo:paragraph-rsid="000519a0"/>
    </style:style>
    <style:style style:name="P5" style:family="paragraph" style:parent-style-name="Standard">
      <style:text-properties officeooo:rsid="0005ace1" officeooo:paragraph-rsid="0005ace1"/>
    </style:style>
    <style:style style:name="P6" style:family="paragraph" style:parent-style-name="Standard">
      <style:text-properties officeooo:rsid="00074169" officeooo:paragraph-rsid="00074169"/>
    </style:style>
    <style:style style:name="P7" style:family="paragraph" style:parent-style-name="Standard">
      <style:text-properties officeooo:rsid="00093a7f" officeooo:paragraph-rsid="00093a7f"/>
    </style:style>
    <style:style style:name="P8" style:family="paragraph" style:parent-style-name="Standard">
      <style:text-properties officeooo:paragraph-rsid="00094e72"/>
    </style:style>
    <style:style style:name="P9" style:family="paragraph" style:parent-style-name="Standard">
      <style:text-properties officeooo:paragraph-rsid="000d0307"/>
    </style:style>
    <style:style style:name="T1" style:family="text">
      <style:text-properties officeooo:rsid="000519a0"/>
    </style:style>
    <style:style style:name="T2" style:family="text">
      <style:text-properties style:font-name="Liberation Serif" officeooo:rsid="000723f1"/>
    </style:style>
    <style:style style:name="T3" style:family="text">
      <style:text-properties style:font-name="Liberation Serif" officeooo:rsid="000d0307"/>
    </style:style>
    <style:style style:name="T4" style:family="text">
      <style:text-properties officeooo:rsid="00094e72"/>
    </style:style>
    <style:style style:name="T5" style:family="text">
      <style:text-properties officeooo:rsid="000b36f3"/>
    </style:style>
    <style:style style:name="T6" style:family="text">
      <style:text-properties officeooo:rsid="000d03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Starter Store</text:h>
      <text:p text:style-name="P4"/>
      <text:h text:style-name="P2" text:outline-level="3"><text:span text:style-name="T1">Index.php</text:span></text:h>
      <text:p text:style-name="Preformatted_20_Text">session_start();</text:p>
      <text:p text:style-name="P4">Start the application with session start which should be initialized before any of the DOM is loaded</text:p>
      <text:p text:style-name="Standard"/>
      <text:p text:style-name="P5">Connect to the DataBase</text:p>
      <text:p text:style-name="Standard"><text:span text:style-name="Source_20_Text">include "incl/connect.php";</text:span></text:p>
      <text:p text:style-name="Standard"/>
      <text:h text:style-name="Heading_20_3" text:outline-level="3">connnect.php</text:h>
      <text:p text:style-name="P5">Include the login credentials for the database </text:p>
      <text:p text:style-name="Standard"><text:span text:style-name="Source_20_Text">require_once 'base.php';</text:span></text:p>
      <text:p text:style-name="Standard"><text:span text:style-name="Source_20_Text"/></text:p>
      <text:h text:style-name="Heading_20_3" text:outline-level="3"><text:span text:style-name="Source_20_Text">base.php</text:span></text:h>
      <text:p text:style-name="P1"><text:span text:style-name="Source_20_Text"><text:span text:style-name="T2">Initialize constants required for connection to DB</text:span></text:span></text:p>
      <text:p text:style-name="Standard"><text:span text:style-name="Source_20_Text">define('DB_SERVER', 'localhost');</text:span></text:p>
      <text:p text:style-name="Standard"><text:span text:style-name="Source_20_Text">define('DB_USERNAME', 'root');</text:span></text:p>
      <text:p text:style-name="Standard"><text:span text:style-name="Source_20_Text">define('DB_PASSWORD', 'root');</text:span></text:p>
      <text:p text:style-name="Standard"><text:span text:style-name="Source_20_Text">define('DB_NAME', 'todo_db');</text:span></text:p>
      <text:p text:style-name="Standard"><text:span text:style-name="Source_20_Text">define('DOMAIN', 'http://class/onlinestore')</text:span></text:p>
      <text:p text:style-name="Standard"><text:span text:style-name="Source_20_Text"/></text:p>
      <text:h text:style-name="P3" text:outline-level="3">connnect.php</text:h>
      <text:p text:style-name="P6">Use OOP style to create mysql object. Not interchangeable with other Databases</text:p>
      <text:p text:style-name="P7">This establishes connection with database</text:p>
      <text:p text:style-name="P6"/>
      <text:p text:style-name="Standard"><text:span text:style-name="Source_20_Text">$conn = new mysqli(DB_SERVER, DB_USERNAME, DB_PASSWORD, DB_NAME);</text:span></text:p>
      <text:p text:style-name="Standard"/>
      <text:p text:style-name="P7">If the connection was not succesful return the error and abort the application from processing further</text:p>
      <text:p text:style-name="Standard"><text:span text:style-name="Source_20_Text">if ($conn-&gt;connect_error) {</text:span></text:p>
      <text:p text:style-name="Standard"><text:span text:style-name="Source_20_Text"><text:s text:c="4"/>die("Connection failed: " . $conn-&gt;connect_error);</text:span></text:p>
      <text:p text:style-name="Standard"><text:span text:style-name="Source_20_Text">}else{</text:span></text:p>
      <text:p text:style-name="Standard"><text:span text:style-name="Source_20_Text"><text:s text:c="4"/>//echo "OK from connect.php";</text:span></text:p>
      <text:p text:style-name="Standard"><text:span text:style-name="Source_20_Text">}</text:span></text:p>
      <text:p text:style-name="Standard"/>
      <text:h text:style-name="Heading_20_3" text:outline-level="3">Index.php</text:h>
      <text:p text:style-name="P8"><text:span text:style-name="T4">Check if </text:span><text:span text:style-name="T5">the logged session variable exists then asume username is defined and assign to more readable variable</text:span></text:p>
      <text:p text:style-name="Standard"/>
      <text:p text:style-name="Standard">if(isset($_SESSION["loggedin"])){</text:p>
      <text:p text:style-name="Standard"><text:s text:c="4"/>$loggedInUser = $_SESSION["username"];</text:p>
      <text:p text:style-name="Standard"><text:s text:c="4"/>}</text:p>
      <text:p text:style-name="P9"><text:soft-page-break/><text:span text:style-name="Source_20_Text"><text:span text:style-name="T3">Doctype declaration and meta data</text:span></text:span></text:p>
      <text:p text:style-name="Standard"><text:span text:style-name="Source_20_Text"/></text:p>
      <text:p text:style-name="Standard"><text:span text:style-name="Source_20_Text">&lt;!DOCTYPE html&gt;</text:span></text:p>
      <text:p text:style-name="Standard"><text:span text:style-name="Source_20_Text">&lt;html lang="en"&gt;</text:span></text:p>
      <text:p text:style-name="Standard"><text:span text:style-name="Source_20_Text"/></text:p>
      <text:p text:style-name="Standard"><text:span text:style-name="Source_20_Text">&lt;head&gt;</text:span></text:p>
      <text:p text:style-name="Standard"><text:span text:style-name="Source_20_Text"><text:s text:c="4"/>&lt;meta charset="utf-8"&gt;</text:span></text:p>
      <text:p text:style-name="Standard"><text:span text:style-name="Source_20_Text"><text:s text:c="4"/>&lt;meta name="viewport" content="width=device-width, initial-scale=1, shrink-to-fit=no"&gt;</text:span></text:p>
      <text:p text:style-name="Standard"><text:span text:style-name="Source_20_Text"><text:s text:c="4"/>&lt;meta name="description" content=""&gt;</text:span></text:p>
      <text:p text:style-name="Standard"><text:span text:style-name="Source_20_Text"><text:s text:c="4"/>&lt;meta name="author" content=""&gt;</text:span></text:p>
      <text:p text:style-name="Standard"><text:span text:style-name="Source_20_Text"><text:s text:c="4"/>&lt;link rel="icon" href="../../../../favicon.ico"&gt;</text:span></text:p>
      <text:p text:style-name="Standard"><text:span text:style-name="Source_20_Text"><text:s text:c="4"/>&lt;title&gt;The Starter Store App&lt;/title&gt;</text:span></text:p>
      <text:p text:style-name="Standard"><text:span text:style-name="Source_20_Text"/></text:p>
      <text:p text:style-name="Standard"><text:span text:style-name="Source_20_Text"><text:s text:c="4"/>&lt;!-- Bootstrap core CSS --&gt;</text:span></text:p>
      <text:p text:style-name="Standard"><text:span text:style-name="Source_20_Text"><text:s text:c="4"/>&lt;link rel="stylesheet" href="https://cdn.jsdelivr.net/npm/bootstrap@4.5.3/dist/css/bootstrap.min.css" integrity="sha384-TX8t27EcRE3e/ihU7zmQxVncDAy5uIKz4rEkgIXeMed4M0jlfIDPvg6uqKI2xXr2" crossorigin="anonymous"&gt;</text:span></text:p>
      <text:p text:style-name="Standard"><text:span text:style-name="Source_20_Text"/></text:p>
      <text:p text:style-name="Standard"><text:span text:style-name="Source_20_Text"><text:s text:c="4"/>&lt;!-- Custom stylesheet here--&gt;</text:span></text:p>
      <text:p text:style-name="Standard"><text:span text:style-name="Source_20_Text"><text:s text:c="4"/>&lt;link href="css/styles.css" rel="stylesheet" type="text/css"&gt;</text:span></text:p>
      <text:p text:style-name="Standard"><text:span text:style-name="Source_20_Text">&lt;/head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20:21:01.804000000</meta:creation-date>
    <dc:date>2022-01-28T21:07:49.172000000</dc:date>
    <meta:editing-duration>PT25M12S</meta:editing-duration>
    <meta:editing-cycles>8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6" meta:word-count="186" meta:character-count="1822" meta:non-whitespace-character-count="1627"/>
  </office:meta>
</office:document-meta>
</file>